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LogSamp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LogSampler.setImageParsing( boolean imagePar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instantiatePars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cessLogSampler.threadFinish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ssLogSampler.initFilt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essLogSampler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setLog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sampleWithPars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ccessLogSampler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ssLogSampler.getPo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clon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ccessLogSampler.setParser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setPortString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isImagePar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AccessLog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getFilt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sample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setFilterClassName( String filt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getPars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LogSampler.get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